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4">
      <style:paragraph-properties fo:margin-left="0.5in" fo:margin-right="0in" fo:text-indent="-0.25in" style:auto-text-indent="false"/>
    </style:style>
    <style:style style:name="P3" style:family="paragraph" style:parent-style-name="Standard" style:list-style-name="WWNum7">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8">
      <style:paragraph-properties fo:margin-left="0.5in" fo:margin-right="0in" fo:text-indent="-0.25in" style:auto-text-indent="false"/>
    </style:style>
    <style:style style:name="P9" style:family="paragraph" style:parent-style-name="Standard" style:list-style-name="WWNum3">
      <style:paragraph-properties fo:margin-left="1in" fo:margin-right="0in" fo:text-indent="-0.25in" style:auto-text-indent="false"/>
    </style:style>
    <style:style style:name="P10" style:family="paragraph" style:parent-style-name="Standard" style:list-style-name="WWNum7">
      <style:paragraph-properties fo:margin-left="1in" fo:margin-right="0in" fo:text-indent="-0.25in" style:auto-text-indent="false"/>
    </style:style>
    <style:style style:name="P11" style:family="paragraph" style:parent-style-name="Standard" style:list-style-name="WWNum8">
      <style:paragraph-properties fo:margin-left="1in" fo:margin-right="0in" fo:text-indent="-0.25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fo:font-weight="bold" style:font-weight-asian="bold"/>
    </style:style>
    <style:style style:name="P14" style:family="paragraph" style:parent-style-name="Title" style:master-page-name="Standard">
      <style:paragraph-properties style:page-number="1"/>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color="#1155cc" style:text-underline-style="solid" style:text-underline-width="auto" style:text-underline-color="font-color"/>
    </style:style>
    <style:style style:name="T4" style:family="text">
      <style:text-properties style:text-underline-style="none"/>
    </style:style>
    <style:style style:name="T5" style:family="text">
      <style:text-properties style:font-name="Courier New" style:font-name-asian="Courier New1" style:font-name-complex="Courier New1"/>
    </style:style>
    <style:style style:name="T6" style:family="text">
      <style:text-properties fo:font-weight="bold" style:font-weight-asian="bold"/>
    </style:style>
    <style:style style:name="T7"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heading=h.gjdgxs"/><text:span text:style-name="T1">ScanCode Automated Conclusions High-level Design</text:span></text:p>
      <text:p text:style-name="Standard"/>
      <text:p text:style-name="Standard">This document outlines a high level design for the new Conclusions module. </text:p>
      <text:p text:style-name="Heading_20_1"><text:bookmark text:name="_heading=h.cj4ntx6d05td"/>Background</text:p>
      <text:p text:style-name="Standard">SCA automation is the only to cope with the volume of packages reused in modern software and the number of possible origin, licensing and vulnerability issues these are subjected to.</text:p>
      <text:p text:style-name="Standard"/>
      <text:p text:style-name="Standard">We have long contemplated writing software to automate Software Composition Analysis (SCA) processes. Simply put this would encompass the processes and data used to create accurate software inventory or BOM data (generically SBOM data) from Scan data (and Trace and Match data in future). The current best template for the functionality is the work we perform for software audit projects. In the FOSS domain, the closest analogy to Conclusions are ORT https://github.com/oss-review-toolkit/ort and the SW360 front-end for FOSSology - <text:a xlink:type="simple" xlink:href="https://www.eclipse.org/sw360/about/" text:style-name="ListLabel_20_73" text:visited-style-name="ListLabel_20_73"><text:span text:style-name="T3">https://www.eclipse.org/sw360/about/</text:span></text:a>. </text:p>
      <text:p text:style-name="Heading_20_1"><text:bookmark text:name="_heading=h.dspmw5bjyrvq"/>Phases</text:p>
      <text:p text:style-name="Standard">We will need to develop the Conclusions module in many phases where each phase will likely have multiple Milestones. We started this design document with the first phase working “right to left” - i.e., starting with importing Conclusions into ScanCode based on our software audit Inventory (Appendix A) template. This current iteration is “left to right”, i.e, starting with the data integration between SCIO and Conclusions. </text:p>
      <text:p text:style-name="Standard"/>
      <text:list xml:id="list1035950588" text:style-name="WWNum3">
        <text:list-item>
          <text:p text:style-name="P1">Phase 1 - SCIO =&gt; Conclusions Data Flow. This is a very basic step to define what Scan data we import/pull into Conclusions and how we link data in Conclusions back to the original Scan data in SCIO.</text:p>
        </text:list-item>
        <text:list-item>
          <text:p text:style-name="P1">Phase 2 - Development Codebase. In this phase we will focus on analysis of the source and binary files in Development Codebase repositories. This excludes tracing and analysis of dependencies from Package Manifest files and tracing Items from Development to Deployment. This would include analysis of vendored packages inside a Devel repo.</text:p>
        </text:list-item>
        <text:list-item>
          <text:p text:style-name="P1">Phase 3 - Dependencies. In this phase, we will focus on identifying and analyzing dependencies based on Package Manifest files. This will require using FetchCode or similar to retrieve the Package metadata from Package repositories.</text:p>
        </text:list-item>
        <text:list-item>
          <text:p text:style-name="P1">Phase 4 - Load Software Inventories and BOMs into ScanCode. Before we work on automation of the many steps required to transform “raw” Scan and related data into Concluded data we need to implement ScanCode support to upload a Software Inventory and related BOM data.</text:p>
        </text:list-item>
        <text:list-item>
          <text:p text:style-name="P1">Phase 5 - D2D (aka. Deployed code to Development code mapping aka. finding corresponding source code of binaries). In this phase we will take on tracing Items from the Deployment Codebase back to their origin from Development repositories. This phase will have many sub-phases for the primary D2D patterns including:</text:p>
          <text:list>
            <text:list-item>
              <text:p text:style-name="P9">Copy - For cases where a file is copied from Development to Deployment without transformation. Examples are simple JS/CSS and PHP. </text:p>
            </text:list-item>
            <text:list-item>
              <text:p text:style-name="P9">Compilation - For cases with simple transformation such as pre-compiling bytecode for Python where you expect a 1:1 relationship between the Devel <text:span text:style-name="T5">.py</text:span> and Deployed <text:span text:style-name="T5">.pyc </text:span>files.</text:p>
            </text:list-item>
            <text:list-item>
              <text:p text:style-name="P9">Assembly - For cases where the Devel software is assembled into a Deployment package, usually with some intermediate compilation/transformation. Examples are Java JARs and Webpacked JavaScript.ts </text:p>
            </text:list-item>
            <text:list-item>
              <text:p text:style-name="P9">DWARF References - For the specific case of using DWARF references to trace files from an ELF. This applies most often to C/C++, but may also apply to Go.</text:p>
            </text:list-item>
          </text:list>
        </text:list-item>
      </text:list>
      <text:p text:style-name="Standard"/>
      <text:p text:style-name="Standard">For Phases 1 and 2 we can limit the complexity by staying on the “Left” side of a DevOps workflow and recording data from the Development Codebase perspective only. Phase 5 introduces the complexity of Many:Many mapping from Development to Deployment Codebases.</text:p>
      <text:p text:style-name="Heading_20_1"><text:bookmark text:name="_heading=h.v16f40t7s8r5"/>Functional Overview</text:p>
      <text:p text:style-name="Standard">The Conclusions module is intended to handle the workflow from Scan data to an approved Inventory, (and BOMs) and the supporting data structures. Some working assumptions are:</text:p>
      <text:p text:style-name="Standard"/>
      <text:list xml:id="list3473639607" text:style-name="WWNum4">
        <text:list-item>
          <text:p text:style-name="P2">Conclusions data may be derived from Scan data, but it will not modify the original Scan data at any point. (“Scan” means data created by ScanCode Toolkit or related ScanCode/AboutCode tools).</text:p>
        </text:list-item>
        <text:list-item>
          <text:p text:style-name="P2"><text:soft-page-break/>The internal data model for Inventory and BOM data will be separate from the output format options - e.g., SPDX, CycloneDX or other. </text:p>
        </text:list-item>
        <text:list-item>
          <text:p text:style-name="P2">Conclusions functionality is focused on provenance and license data. It may be linked to vulnerability data for Inventory or BOM items, but Conclusions will not provide functionality to investigate or resolve the impact of vulnerabilities.</text:p>
        </text:list-item>
        <text:list-item>
          <text:p text:style-name="P2">Conclusions will provide only a basic Issues feature with the understanding that Issues will be primarily tracked and resolved in an external ticketing system like Jira, GitHub, etc.</text:p>
        </text:list-item>
        <text:list-item>
          <text:p text:style-name="P2">Conclusions may require significant enhancements to ScanCode pipelines to define more structured workflows.</text:p>
        </text:list-item>
      </text:list>
      <text:p text:style-name="Heading_20_2"><text:bookmark text:name="_heading=h.z43mbwc557ak"/>High Level Workflow</text:p>
      <text:p text:style-name="Standard">The primary functions of Conclusions should parallel the steps we follow in a software audit:</text:p>
      <text:p text:style-name="Standard"/>
      <text:list xml:id="list3810444504" text:style-name="WWNum7">
        <text:list-item>
          <text:p text:style-name="P3">Create an Analysis Project. This may be related to a ScanCode.io project, but we do not want to require that.</text:p>
        </text:list-item>
        <text:list-item>
          <text:p text:style-name="P3">Import Scan data into the Analysis Project workspace from one or more Scans. The data in the workspace will usually include:</text:p>
          <text:list>
            <text:list-item>
              <text:p text:style-name="P10">Scan data (read-only)</text:p>
            </text:list-item>
            <text:list-item>
              <text:p text:style-name="P10">Status fields to record the progress of the analysis: Status, Disposition, </text:p>
            </text:list-item>
            <text:list-item>
              <text:p text:style-name="P10">Conclusion fields to record concluded_copyright_holder, concluded_license_expression, conclusion_notes</text:p>
            </text:list-item>
          </text:list>
        </text:list-item>
        <text:list-item>
          <text:p text:style-name="P3">Organize Items into analysis groups. </text:p>
        </text:list-item>
      </text:list>
      <text:p text:style-name="Heading_20_2"><text:bookmark text:name="_heading=h.btxxkif8tpd"/>Features</text:p>
      <text:p text:style-name="Heading_20_3"><text:bookmark text:name="_heading=h.2et92p0"/>ToDo Items</text:p>
      <text:p text:style-name="Standard">The core idea is to display and handle Usage Policy issues discovered from a Scan. The first version could be to:</text:p>
      <text:list xml:id="list2693847632" text:style-name="WWNum1">
        <text:list-item>
          <text:p text:style-name="P4">Generate and display a checklist of software Items (Component or Package) with a Warning or Error (or other signal) from Usage Policies.</text:p>
        </text:list-item>
        <text:list-item>
          <text:p text:style-name="P4">Provide a second screen where the user can resolve the ToDo by clearing the Item with an explanation or updating the status for further analysis. (Not including workflow here beyond that functionality here)..</text:p>
        </text:list-item>
      </text:list>
      <text:p text:style-name="P12"/>
      <text:p text:style-name="P12">This ToDo List would be generated from SCIO-DB queries, but we need to decide whether the ToDo list will also be stored in the SCDB or recomputed on demand. This will depend on how we decide to record the actions and resolution for an issue because that data will need to be persistent.</text:p>
      <text:p text:style-name="P12"/>
      <text:p text:style-name="P12">There are many types of ToDo items other than a Usage Policy issue including:</text:p>
      <text:list xml:id="list3340874691" text:style-name="WWNum5">
        <text:list-item>
          <text:p text:style-name="P5">An unknown license has been detected correctly and needs some legal review </text:p>
        </text:list-item>
        <text:list-item>
          <text:p text:style-name="P5">There is a technical error in ScanCode results</text:p>
        </text:list-item>
        <text:list-item>
          <text:p text:style-name="P5">There is an opportunity for license summarization or aggregation that has been detected using ML (such as with scancode-analyzer)</text:p>
        </text:list-item>
      </text:list>
      <text:p text:style-name="Standard"/>
      <text:p text:style-name="Standard"><text:soft-page-break/>A Resolution process in ScanCode.io needs to record ToDo responses such as:</text:p>
      <text:list xml:id="list3742817861" text:style-name="WWNum2">
        <text:list-item>
          <text:p text:style-name="P6">Enable “license corrections” in ScanCode.io either for manual entry or for automated corrections</text:p>
        </text:list-item>
        <text:list-item>
          <text:p text:style-name="P6">Enable the assertion of a license choice</text:p>
        </text:list-item>
        <text:list-item>
          <text:p text:style-name="P6">Enable “this is what the unknown license actually is”</text:p>
        </text:list-item>
        <text:list-item>
          <text:p text:style-name="P6">Enable updates by <text:span text:style-name="T6">Directory</text:span>; e.g. everything in this directory is OK (“massive” resolution) </text:p>
        </text:list-item>
      </text:list>
      <text:p text:style-name="P13"/>
      <text:p text:style-name="P12"><text:span text:style-name="T7">N.B. <text:s/>The resolution of a ToDo item is generally more important than the cause of the ToDo.</text:span></text:p>
      <text:p text:style-name="Standard"/>
      <text:p text:style-name="Standard">As a base, we will use <text:s/>policies to generate alerts about the ToDo items. But what we actually do about them goes beyond Policy. For example -- it was really a license detection issue (not GPL 3.0 after all, actually LGPL 2.1). Or perhaps the code Not Deployed and nobody cares.</text:p>
      <text:p text:style-name="Standard"/>
      <text:p text:style-name="Standard">We should also think about creating and using something like “Resolution Robots” and building a library of them based on what actions/resolutions you have taken. <text:s/>For example, consider a dialogue from ScanCode.io such as: "Would you like ScanCode.io to apply this Resolution automatically in the future?" and show you an automatically constructed “resolution robot” that you can review and edit as required. End goal (vision): Resolve most issues automatically!</text:p>
      <text:p text:style-name="Heading_20_2"><text:bookmark text:name="_heading=h.gw4lnci2gwvq"/>Definitions</text:p>
      <text:list xml:id="list1701965905" text:style-name="WWNum6">
        <text:list-item>
          <text:p text:style-name="P7">SBOM - List of Items included in a software Deployment or Distribution package which could be a product, SDK or any other software package exchanged between two parties. An SBOM may be used internally or externally. </text:p>
        </text:list-item>
        <text:list-item>
          <text:p text:style-name="P7">Deployment Codebase - The filesystem for deployment (device, Cloud) or distribution. This is our common usage for software audits.</text:p>
        </text:list-item>
        <text:list-item>
          <text:p text:style-name="P7">Inventory - List of Items included in a software repository used “internally” within a project or organization. A repository may contain any combination of source or binary code or packages. </text:p>
        </text:list-item>
        <text:list-item>
          <text:p text:style-name="P7">Item - A software component or package.</text:p>
        </text:list-item>
        <text:list-item>
          <text:p text:style-name="P7">Issues - An issue identified from SCA that will need to be resolved by a product/project team outside of the Conclusions workflow. In most cases an Issue will be exported to an external tracking system like GitHub or JIRA.</text:p>
        </text:list-item>
        <text:list-item>
          <text:p text:style-name="P7">Scan data - Refers to data created with ScanCode TK/IO or related SCA tools.</text:p>
        </text:list-item>
        <text:list-item>
          <text:p text:style-name="P7">ToDo Item - A task to be completed within the Conclusions workflow.</text:p>
        </text:list-item>
      </text:list>
      <text:p text:style-name="Heading_20_2"><text:bookmark text:name="_heading=h.7ay322msph57"/>Questions</text:p>
      <text:list xml:id="list2208917796" text:style-name="WWNum8">
        <text:list-item>
          <text:p text:style-name="P8">What if the analyst determines that it is necessary to look at the actual code (or other project files)? <text:s/>What can we do to facilitate that? </text:p>
          <text:list>
            <text:list-item>
              <text:p text:style-name="P11">We cannot count on direct access to the actual code. The best way to facilitate this is to manage Resource data so that it matches the original codebase. For audit projects where we use SCTK, we commonly re-organize the audit codebase into subsets to avoid overloading SCWB or Excel, but this should not be a problem with all of the Scan data stored in the SCIO-DB.</text:p>
            </text:list-item>
          </text:list>
        </text:list-item>
        <text:list-item>
          <text:p text:style-name="P8">How can we take advantage of detailed scan results during this process?</text:p>
        </text:list-item>
        <text:list-item>
          <text:p text:style-name="P8">How can we interact with ScanCode.io during this process? Can I link directly into ScanCode.io to see more about the object(s) that I am currently analyzing?</text:p>
        </text:list-item>
      </text:list>
      <text:p text:style-name="Standard"/>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1in" fo:margin-right="1in" style:writing-mode="lr-tb" style:layout-grid-color="#c0c0c0" style:layout-grid-lines="1714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Copyright nexB <text:s text:c="28"/>License: CC-BY-SA-4.0<text:tab/><text:tab/><text:tab/><text:tab/><text:tab/><text:tab/><text:tab/>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4" meta:word-count="1515" meta:character-count="9306" meta:non-whitespace-character-count="7844"/>
    <meta:generator>LibreOfficeDev/6.0.5.2$Linux_X86_64 LibreOffice_project/</meta:generator>
  </office:meta>
</office:document-meta>
</file>